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281cm" fo:min-width="2.97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657cm" fo:min-width="2.9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7cm" fo:min-width="2.80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18.296cm"/>
      <style:paragraph-properties style:writing-mode="lr-tb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bf0041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6.932cm"/>
    </style:style>
    <style:style style:name="gr10" style:family="graphic" style:parent-style-name="standard">
      <style:graphic-properties draw:stroke="none" draw:fill="none" fo:min-height="0.79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724cm" style:use-optimal-column-width="false"/>
    </style:style>
    <style:style style:name="co2" style:family="table-column">
      <style:table-column-properties style:column-width="2.732cm" style:use-optimal-column-width="false"/>
    </style:style>
    <style:style style:name="co3" style:family="table-column">
      <style:table-column-properties style:column-width="2.868cm" style:use-optimal-column-width="false"/>
    </style:style>
    <style:style style:name="co4" style:family="table-column">
      <style:table-column-properties style:column-width="2.877cm" style:use-optimal-column-width="false"/>
    </style:style>
    <style:style style:name="co5" style:family="table-column">
      <style:table-column-properties style:column-width="2.819cm" style:use-optimal-column-width="false"/>
    </style:style>
    <style:style style:name="co6" style:family="table-column">
      <style:table-column-properties style:column-width="2.823cm" style:use-optimal-column-width="false"/>
    </style:style>
    <style:style style:name="ro1" style:family="table-row">
      <style:table-row-properties style:row-height="3.361cm" style:use-optimal-row-height="false"/>
    </style:style>
    <style:style style:name="ro2" style:family="table-row">
      <style:table-row-properties style:row-height="4.911cm" style:use-optimal-row-height="false"/>
    </style:style>
    <style:style style:name="ro3" style:family="table-row">
      <style:table-row-properties style:row-height="1.999cm" style:use-optimal-row-height="false"/>
    </style:style>
    <style:style style:name="P1" style:family="paragraph">
      <style:paragraph-properties fo:text-align="center"/>
      <style:text-properties fo:font-size="19.6000003814697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9.6000003814697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custom-shape draw:style-name="gr1" draw:text-style-name="P1" draw:layer="layout" svg:width="4.912cm" svg:height="4.993cm" svg:x="23.368cm" svg:y="-0.167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12cm" svg:height="5.523cm" svg:x="23.368cm" svg:y="9.144cm">
          <text:p text:style-name="P1">Postgre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72cm" svg:height="4.552cm" svg:x="23.522cm" svg:y="17.78cm">
          <text:p text:style-name="P1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511cm" svg:y1="3.037cm" svg:x2="23.622cm" svg:y2="3.048cm">
          <text:p/>
        </draw:line>
        <draw:frame draw:style-name="standard" draw:layer="layout" svg:width="13.627cm" svg:height="3.36cm" svg:x="1.722cm" svg:y="1.1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Easy to use</text:p>
              </table:table-cell>
              <table:table-cell>
                <text:p text:style-name="P3">It is secure</text:p>
              </table:table-cell>
              <table:table-cell>
                <text:p text:style-name="P3">Client/ Server Architecture. </text:p>
              </table:table-cell>
              <table:table-cell>
                <text:p text:style-name="P3">Free to download</text:p>
              </table:table-cell>
              <table:table-cell>
                <text:p text:style-name="P3">It is scalab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348cm" svg:height="4.91cm" svg:x="0.538cm" svg:y="8.3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 text:style-name="P3">User-defined types.</text:p>
              </table:table-cell>
              <table:table-cell>
                <text:p text:style-name="P3">Table inheritance</text:p>
              </table:table-cell>
              <table:table-cell>
                <text:p text:style-name="P3">Foreign key referential integrity.</text:p>
              </table:table-cell>
              <table:table-cell>
                <text:p text:style-name="P3">Views, rules, subquery.</text:p>
              </table:table-cell>
              <table:table-cell>
                <text:p text:style-name="P3">Nested transactions 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5" draw:text-style-name="P2" draw:layer="layout" svg:x1="14.663cm" svg:y1="12.7cm" svg:x2="23.622cm" svg:y2="12.7cm">
          <text:p/>
        </draw:line>
        <draw:custom-shape draw:style-name="gr6" draw:text-style-name="P4" draw:layer="layout" svg:width="18.796cm" svg:height="2.032cm" svg:x="9.703cm" svg:y="6.096cm">
          <text:p text:style-name="P4"><text:span text:style-name="T1">PostgreSQL is an object-relational database, while MySQL is a purely relational database.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5.654cm" svg:y1="9.144cm" svg:x2="25.654cm" svg:y2="7.874cm">
          <text:p/>
        </draw:line>
        <draw:line draw:style-name="gr8" draw:text-style-name="P2" draw:layer="layout" svg:x1="25.654cm" svg:y1="4.826cm" svg:x2="25.654cm" svg:y2="6.35cm">
          <text:p/>
        </draw:line>
        <draw:line draw:style-name="gr7" draw:text-style-name="P2" draw:layer="layout" svg:x1="25.908cm" svg:y1="18.034cm" svg:x2="25.908cm" svg:y2="16.764cm">
          <text:p/>
        </draw:line>
        <draw:line draw:style-name="gr7" draw:text-style-name="P2" draw:layer="layout" svg:x1="25.908cm" svg:y1="14.667cm" svg:x2="25.908cm" svg:y2="15.494cm">
          <text:p/>
        </draw:line>
        <draw:custom-shape draw:style-name="gr9" draw:text-style-name="P5" draw:layer="layout" svg:width="27.432cm" svg:height="1.27cm" svg:x="0.508cm" svg:y="15.49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7.646cm" svg:height="1.04cm" svg:x="0.294cm" svg:y="15.724cm">
          <draw:text-box>
            <text:p text:style-name="P6">PostgreSQL is easy-to-use with a full stack of RDBMS database features and capabilities for handling data. It can be easily installed on Linux environments. SQL Server is a Relational Database Management System (RDBM) developed and operated by Microsoft.</text:p>
          </draw:text-box>
        </draw:frame>
        <draw:frame draw:style-name="standard" draw:layer="layout" svg:width="14.098cm" svg:height="3.104cm" svg:x="1.918cm" svg:y="18.1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>Easy to Install.</text:p>
              </table:table-cell>
              <table:table-cell>
                <text:p>Enhanced Performance.</text:p>
              </table:table-cell>
              <table:table-cell>
                <text:p>Several SQL Server Editions</text:p>
              </table:table-cell>
              <table:table-cell>
                <text:p>Highly Secure</text:p>
              </table:table-cell>
              <table:table-cell>
                <text:p>Lower Cost Of Ownership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4" draw:text-style-name="P2" draw:layer="layout" svg:x1="16.016cm" svg:y1="19.812cm" svg:x2="23.522cm" svg:y2="19.812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722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5.7000007629395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78cm" fo:margin-bottom="0cm" fo:text-indent="0cm"/>
      <style:text-properties fo:font-size="49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33cm" fo:margin-bottom="0cm" fo:text-indent="0cm"/>
      <style:text-properties fo:font-size="54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88cm" fo:margin-bottom="0cm" fo:text-indent="0cm"/>
      <style:text-properties fo:font-size="58.700000762939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43cm" fo:margin-bottom="0cm" fo:text-indent="0cm"/>
      <style:text-properties fo:font-size="63.799999237060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43cm" fo:margin-bottom="0cm" fo:text-indent="0cm"/>
      <style:text-properties fo:font-size="69.3000030517578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43cm" fo:margin-bottom="0cm" fo:text-indent="0cm"/>
      <style:text-properties fo:font-size="75.4000015258789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43cm" fo:margin-bottom="0cm" fo:text-indent="0cm"/>
      <style:text-properties fo:font-size="81.9000015258789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43cm" fo:margin-bottom="0cm" fo:text-indent="0cm"/>
      <style:text-properties fo:font-size="89.0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3.7000007629395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99999237060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33cm" fo:margin-bottom="0cm" fo:text-indent="0cm"/>
      <style:text-properties fo:font-size="30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25cm" fo:margin-bottom="0cm" fo:text-indent="0cm"/>
      <style:text-properties fo:font-size="26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16cm" fo:margin-bottom="0cm" fo:text-indent="0cm"/>
      <style:text-properties fo:font-size="2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7cm" fo:margin-bottom="0cm" fo:text-indent="0cm"/>
      <style:text-properties fo:font-size="2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7cm" fo:margin-bottom="0cm" fo:text-indent="0cm"/>
      <style:text-properties fo:font-size="2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7cm" fo:margin-bottom="0cm" fo:text-indent="0cm"/>
      <style:text-properties fo:font-size="2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7cm" fo:margin-bottom="0cm" fo:text-indent="0cm"/>
      <style:text-properties fo:font-size="2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7cm" fo:margin-bottom="0cm" fo:text-indent="0cm"/>
      <style:text-properties fo:font-size="2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7999992370606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499cm" fo:page-height="22.83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65cm" svg:height="7.575cm" svg:x="2.667cm" svg:y="2.485cm"/>
      <draw:page-thumbnail draw:layer="backgroundobjects" svg:width="5.665cm" svg:height="7.575cm" svg:x="2.667cm" svg:y="11.061cm"/>
      <draw:page-thumbnail draw:layer="backgroundobjects" svg:width="5.665cm" svg:height="7.575cm" svg:x="2.667cm" svg:y="19.637cm"/>
      <draw:page-thumbnail draw:layer="backgroundobjects" svg:width="5.665cm" svg:height="7.575cm" svg:x="12.667cm" svg:y="2.485cm"/>
      <draw:page-thumbnail draw:layer="backgroundobjects" svg:width="5.665cm" svg:height="7.575cm" svg:x="12.667cm" svg:y="11.061cm"/>
      <draw:page-thumbnail draw:layer="backgroundobjects" svg:width="5.665cm" svg:height="7.575cm" svg:x="12.667cm" svg:y="19.637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648cm" svg:height="5.219cm" svg:x="1.424cm" svg:y="3.261cm" presentation:class="title" presentation:placeholder="true">
        <draw:text-box/>
      </draw:frame>
      <draw:frame presentation:style-name="Blueprint_20_Plans-outline1" draw:layer="backgroundobjects" svg:width="25.648cm" svg:height="11.091cm" svg:x="1.424cm" svg:y="9.567cm" presentation:class="outline" presentation:placeholder="true">
        <draw:text-box/>
      </draw:frame>
      <draw:frame presentation:style-name="Mpr1" draw:text-style-name="MP6" draw:layer="backgroundobjects" svg:width="6.639cm" svg:height="1.573cm" svg:x="1.424cm" svg:y="20.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9.033cm" svg:height="1.573cm" svg:x="9.746cm" svg:y="20.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639cm" svg:height="1.573cm" svg:x="20.433cm" svg:y="20.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648cm" svg:height="3.812cm" svg:x="1.424cm" svg:y="0.909cm" presentation:class="title" presentation:placeholder="true">
        <draw:text-box/>
      </draw:frame>
      <draw:frame presentation:style-name="Standard-outline1" draw:layer="backgroundobjects" svg:width="25.648cm" svg:height="13.243cm" svg:x="1.424cm" svg:y="5.342cm" presentation:class="outline" presentation:placeholder="true">
        <draw:text-box/>
      </draw:frame>
      <draw:frame presentation:style-name="Mpr4" draw:text-style-name="MP2" draw:layer="backgroundobjects" svg:width="6.639cm" svg:height="1.575cm" svg:x="1.424cm" svg:y="20.80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9.033cm" svg:height="1.575cm" svg:x="9.746cm" svg:y="20.80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639cm" svg:height="1.575cm" svg:x="20.433cm" svg:y="20.80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8:01:05.443601125</meta:creation-date>
    <meta:editing-duration>PT44S</meta:editing-duration>
    <meta:editing-cycles>2</meta:editing-cycles>
    <meta:generator>LibreOffice/6.4.6.2$Linux_X86_64 LibreOffice_project/40$Build-2</meta:generator>
    <dc:title>Blueprint Plans</dc:title>
    <dc:date>2021-04-07T18:22:31.399191529</dc:date>
    <meta:document-statistic meta:object-count="50"/>
  </office:meta>
</office:document-meta>
</file>